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>
            <text:p>WktsLyon</text:p>
          </table:table-cell>
          <table:table-cell office:value-type="string">
            <text:p>LyonTotal</text:p>
          </table:table-cell>
          <table:table-cell table:style-name="Default" office:value-type="string">
            <text:p>WktsAshwin</text:p>
          </table:table-cell>
          <table:table-cell office:value-type="string">
            <text:p>AshwinTotal</text:p>
          </table:table-cell>
        </table:table-row>
        <table:table-row table:style-name="ro2">
          <table:table-cell table:number-columns-repeated="2"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2">01/02/2021</text:date>, <text:time>18:33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hil Kashyap</meta:initial-creator>
    <meta:creation-date>2021-01-02T18:33:33.06</meta:creation-date>
    <dc:date>2021-01-02T18:33:46.80</dc:date>
    <dc:creator>Akhil Kashyap</dc:creator>
    <meta:editing-duration>PT14S</meta:editing-duration>
    <meta:editing-cycles>1</meta:editing-cycles>
    <meta:document-statistic meta:table-count="3" meta:cell-count="396" meta:object-count="0"/>
    <meta:generator>OpenOffice/4.1.7$Win32 OpenOffice.org_project/417m1$Build-9800</meta:generator>
  </office:meta>
</office:document-meta>
</file>